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eases" table:style-name="ta1">
        <table:shapes>
          <draw:frame draw:z-index="0" draw:style-name="gr1" draw:text-style-name="P1" svg:width="229.94mm" svg:height="79.15mm" svg:x="53.39mm" svg:y="9.03mm">
            <loext:p draw:notify-on-update-of-ranges="releases.A1:releases.A1 releases.A2:releases.A21 releases.B1:releases.B1 releases.B2:releases.B21 releases.C1:releases.C1 releases.C2:releases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eases</text:p>
          </table:table-cell>
          <table:table-cell office:value-type="string" calcext:value-type="string">
            <text:p>Mençõ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s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5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5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5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s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20:06:16.182486032</dc:date>
    <meta:editing-duration>PT3M31S</meta:editing-duration>
    <meta:editing-cycles>1</meta:editing-cycles>
    <meta:document-statistic meta:table-count="1" meta:cell-count="63" meta:object-count="1"/>
    <meta:generator>LibreOffice/5.4.1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95cm" svg:height="7.916cm" xlink:href=".." xlink:type="simple" chart:class="chart:bar" chart:style-name="ch1">
        <chart:legend chart:legend-position="end" svg:x="20.222cm" svg:y="3.516cm" style:legend-expansion="high" chart:style-name="ch2"/>
        <chart:plot-area chart:style-name="ch3" table:cell-range-address="releases.A1:releases.C21" chart:data-source-has-labels="both" svg:x="0.459cm" svg:y="0.158cm" svg:width="19.304cm" svg:height="7.6cm">
          <chartooo:coordinate-region svg:x="1.266cm" svg:y="0.304cm" svg:width="18.497cm" svg:height="6.913cm"/>
          <chart:axis chart:dimension="x" chart:name="primary-x" chart:style-name="ch4" chartooo:axis-type="auto">
            <chartooo:date-scale/>
            <chart:categories table:cell-range-address="releases.A2:releases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leases.B2:releases.B21" chart:label-cell-address="releases.B1:releases.B1" chart:class="chart:bar">
            <chart:data-point chart:repeated="20"/>
          </chart:series>
          <chart:series chart:style-name="ch8" chart:values-cell-range-address="releases.C2:releases.C21" chart:label-cell-address="releases.C1:releases.C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releases.B1:releases.B1</svg:desc>
                </draw:g>
              </table:table-cell>
              <table:table-cell office:value-type="string">
                <text:p>Menções</text:p>
                <draw:g>
                  <svg:desc>releases.C1:release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releases.A2:releases.A21</svg:desc>
                </draw:g>
              </table:table-cell>
              <table:table-cell office:value-type="float" office:value="7">
                <text:p>7</text:p>
                <draw:g>
                  <svg:desc>releases.B2:releases.B21</svg:desc>
                </draw:g>
              </table:table-cell>
              <table:table-cell office:value-type="float" office:value="1">
                <text:p>1</text:p>
                <draw:g>
                  <svg:desc>releases.C2:releases.C21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